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700000365034232117401B4F1.png" manifest:media-type="image/png"/>
  <manifest:file-entry manifest:full-path="Pictures/10000201000006550000038A3CBE7341DA3F6817.png" manifest:media-type="image/png"/>
  <manifest:file-entry manifest:full-path="Pictures/100002010000064F000003661C916548B93EDE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935cm" svg:height="13.97cm" svg:x="0.989cm" svg:y="1.016cm">
          <draw:image xlink:href="Pictures/100002010000064F000003661C916548B93EDE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756cm" svg:height="14.394cm" svg:x="1.168cm" svg:y="0.338cm">
          <draw:image xlink:href="Pictures/10000201000006550000038A3CBE7341DA3F681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5.432cm" svg:height="13.616cm" svg:x="1.016cm" svg:y="1.116cm">
          <draw:image xlink:href="Pictures/100002010000065700000365034232117401B4F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38:01.730442772</meta:creation-date>
    <dc:date>2021-03-27T02:02:57.846508803</dc:date>
    <meta:editing-duration>PT4M35S</meta:editing-duration>
    <meta:editing-cycles>1</meta:editing-cycles>
    <meta:document-statistic meta:object-count="30"/>
    <meta:generator>LibreOffice/6.4.7.2$Linux_X86_64 LibreOffice_project/40$Build-2</meta:generator>
  </office:meta>
</office:document-meta>
</file>